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d7b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5" style:family="paragraph" style:parent-style-name="Table_20_Contents">
      <style:text-properties style:font-name="Times New Roman" fo:font-size="12pt" officeooo:rsid="0002a67f" officeooo:paragraph-rsid="0002609d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02a67f" officeooo:paragraph-rsid="0002a67f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officeooo:rsid="00056d7b" officeooo:paragraph-rsid="0002609d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officeooo:rsid="00056d7b" officeooo:paragraph-rsid="00056d7b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rsid="00056d7b" officeooo:paragraph-rsid="00096774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rsid="0002a67f" officeooo:paragraph-rsid="000720bc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rsid="0002a67f" officeooo:paragraph-rsid="0002a67f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720bc" officeooo:paragraph-rsid="000720bc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343c7" officeooo:paragraph-rsid="000343c7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paragraph-rsid="000720bc" style:font-size-asian="12pt" style:font-size-complex="12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56d7b" officeooo:paragraph-rsid="00096774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officeooo:rsid="00056d7b" style:font-weight-asian="normal" style:font-weight-complex="normal"/>
    </style:style>
    <style:style style:name="T2" style:family="text">
      <style:text-properties fo:font-weight="normal" officeooo:rsid="00096774" style:font-weight-asian="normal" style:font-weight-complex="normal"/>
    </style:style>
    <style:style style:name="T3" style:family="text">
      <style:text-properties fo:font-style="italic" fo:font-weight="normal" officeooo:rsid="00056d7b" style:font-style-asian="italic" style:font-weight-asian="normal" style:font-style-complex="italic" style:font-weight-complex="normal"/>
    </style:style>
    <style:style style:name="T4" style:family="text">
      <style:text-properties officeooo:rsid="00056d7b"/>
    </style:style>
    <style:style style:name="T5" style:family="text">
      <style:text-properties officeooo:rsid="000720bc"/>
    </style:style>
    <style:style style:name="T6" style:family="text">
      <style:text-properties officeooo:rsid="0002a67f"/>
    </style:style>
    <style:style style:name="T7" style:family="text">
      <style:text-properties officeooo:rsid="000343c7"/>
    </style:style>
    <style:style style:name="T8" style:family="text">
      <style:text-properties officeooo:rsid="000967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15"><text:span text:style-name="T8">Responsabile questionari visualizza le statistiche di fine anno</text:span>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2"><text:span text:style-name="T3">Fabio</text:span><text:span text:style-name="T1">: </text:span><text:span text:style-name="T2">responsabile questionari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43673669" text:style-name="L1">
              <text:list-item>
                <text:p text:style-name="P7">Fabio , <text:span text:style-name="T8">responsabile dei questionari, vuole visualizzare le statistiche di fine anno 2011/12 per aprendere le motivazioni delle rinunce di iscrizione all'asilo.</text:span></text:p>
                <text:p text:style-name="P7"><text:span text:style-name="T8"/></text:p>
              </text:list-item>
              <text:list-item>
                <text:p text:style-name="P9"><text:span text:style-name="T8">Fabbio accede ad @silo, effettua il login e viene reindirizzato nell'area di gestione questionari.</text:span></text:p>
              </text:list-item>
            </text:list>
            <text:p text:style-name="P4"/>
            <text:list xml:id="list20172657" text:continue-numbering="true" text:style-name="L1">
              <text:list-item>
                <text:p text:style-name="P8">Fabio clicca su <text:span text:style-name="T8">Visualizza</text:span> statistiche.</text:p>
              </text:list-item>
            </text:list>
            <text:p text:style-name="P5"/>
            <text:list xml:id="list20166084" text:continue-numbering="true" text:style-name="L1">
              <text:list-item>
                <text:p text:style-name="P10">@silo mostra <text:span text:style-name="T5">una </text:span><text:span text:style-name="T8">schermata dove sono visibili i campi con le relative percentuali.</text:span></text:p>
                <text:p text:style-name="P12"/>
              </text:list-item>
              <text:list-item>
                <text:p text:style-name="P12">Fabio clicca su<text:span text:style-name="T8"> Rinunce</text:span>.</text:p>
                <text:p text:style-name="P12"/>
              </text:list-item>
              <text:list-item>
                <text:p text:style-name="P14"><text:span text:style-name="T5">@silo mostra a video </text:span><text:span text:style-name="T6">una finestra </text:span><text:span text:style-name="T8">dove sono riportate tutte le motivazioni per le quali è stata fatta una rinuncia</text:span><text:span text:style-name="T6">.</text:span></text:p>
              </text:list-item>
            </text:list>
            <text:p text:style-name="P4"/>
          </table:table-cell>
        </table:table-row>
      </table:table>
      <text:p text:style-name="P1"><text:s text:c="2"/></text:p>
      <text:p text:style-name="P1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9S</meta:editing-duration>
    <meta:editing-cycles>9</meta:editing-cycles>
    <meta:generator>LibreOffice/3.6$Windows_x86 LibreOffice_project/da8c1e6-fd468f4-454e206-f42a4a9-143cfd</meta:generator>
    <dc:date>2012-10-17T00:04:19.54</dc:date>
    <meta:document-statistic meta:table-count="1" meta:image-count="0" meta:object-count="0" meta:page-count="1" meta:paragraph-count="13" meta:word-count="101" meta:character-count="674" meta:non-whitespace-character-count="587"/>
    <meta:user-defined meta:name="Info 1"/>
    <meta:user-defined meta:name="Info 2"/>
    <meta:user-defined meta:name="Info 3"/>
    <meta:user-defined meta:name="Info 4"/>
  </office:meta>
</office:document-meta>
</file>